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Textkörper" style:master-page-name="MP0" style:family="paragraph">
      <style:paragraph-properties fo:margin-top="0.0354in"/>
    </style:style>
    <style:style style:name="P8" style:parent-style-name="Standard" style:family="paragraph">
      <style:paragraph-properties fo:margin-top="0.0006in"/>
      <style:text-properties style:font-name="Times New Roman" style:font-name-asian="Times New Roman" style:font-name-complex="Times New Roman" fo:font-size="12.5pt" style:font-size-asian="12.5pt" style:font-size-complex="12.5pt"/>
    </style:style>
    <style:style style:name="T9" style:parent-style-name="Absatz-Standardschriftart" style:family="text">
      <style:text-properties fo:letter-spacing="-0.0006in"/>
    </style:style>
    <style:style style:name="T10" style:parent-style-name="Absatz-Standardschriftart" style:family="text">
      <style:text-properties fo:color="#0000EE" fo:letter-spacing="-0.0006in"/>
    </style:style>
    <style:style style:name="T11" style:parent-style-name="Absatz-Standardschriftart" style:family="text">
      <style:text-properties fo:letter-spacing="-0.0006in"/>
    </style:style>
    <style:style style:name="P12" style:parent-style-name="Textkörper" style:family="paragraph">
      <style:paragraph-properties fo:margin-top="0.2131in" fo:line-height="0.1875in" fo:margin-right="0.2208in"/>
    </style:style>
    <style:style style:name="T13" style:parent-style-name="Absatz-Standardschriftart" style:family="text">
      <style:text-properties fo:letter-spacing="-0.0006in"/>
    </style:style>
    <style:style style:name="T14" style:parent-style-name="Absatz-Standardschriftart" style:family="text">
      <style:text-properties fo:letter-spacing="-0.0013in"/>
    </style:style>
    <style:style style:name="T15" style:parent-style-name="Absatz-Standardschriftart" style:family="text">
      <style:text-properties fo:letter-spacing="0.018in"/>
    </style:style>
    <style:style style:name="T16" style:parent-style-name="Absatz-Standardschriftart" style:family="text">
      <style:text-properties fo:letter-spacing="-0.002in"/>
    </style:style>
    <style:style style:name="T17" style:parent-style-name="Absatz-Standardschriftart" style:family="text">
      <style:text-properties fo:letter-spacing="0.0208in"/>
    </style:style>
    <style:style style:name="P18"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19" style:parent-style-name="Textkörper" style:family="paragraph">
      <style:paragraph-properties fo:line-height="0.1875in" fo:margin-right="0.2208in"/>
    </style:style>
    <style:style style:name="T20" style:parent-style-name="Absatz-Standardschriftart" style:family="text">
      <style:text-properties fo:letter-spacing="-0.0013in"/>
    </style:style>
    <style:style style:name="T21" style:parent-style-name="Absatz-Standardschriftart" style:family="text">
      <style:text-properties fo:letter-spacing="0.0173in"/>
    </style:style>
    <style:style style:name="T22" style:parent-style-name="Absatz-Standardschriftart" style:family="text">
      <style:text-properties fo:letter-spacing="-0.0013in"/>
    </style:style>
    <style:style style:name="T23" style:parent-style-name="Absatz-Standardschriftart" style:family="text">
      <style:text-properties fo:letter-spacing="0.0145in"/>
    </style:style>
    <style:style style:name="T24" style:parent-style-name="Absatz-Standardschriftart" style:family="text">
      <style:text-properties fo:letter-spacing="-0.0006in"/>
    </style:style>
    <style:style style:name="T25" style:parent-style-name="Absatz-Standardschriftart" style:family="text">
      <style:text-properties fo:letter-spacing="-0.002in"/>
    </style:style>
    <style:style style:name="T26" style:parent-style-name="Absatz-Standardschriftart" style:family="text">
      <style:text-properties fo:letter-spacing="0.018in"/>
    </style:style>
    <style:style style:name="T27" style:parent-style-name="Absatz-Standardschriftart" style:family="text">
      <style:text-properties fo:letter-spacing="-0.0006in"/>
    </style:style>
    <style:style style:name="P28"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29" style:parent-style-name="Textkörper" style:family="paragraph">
      <style:paragraph-properties fo:line-height="0.1875in" fo:margin-right="0.2208in"/>
    </style:style>
    <style:style style:name="T30" style:parent-style-name="Absatz-Standardschriftart" style:family="text">
      <style:text-properties fo:letter-spacing="-0.0187in"/>
    </style:style>
    <style:style style:name="T31" style:parent-style-name="Absatz-Standardschriftart" style:family="text">
      <style:text-properties fo:letter-spacing="-0.0111in"/>
    </style:style>
    <style:style style:name="T32" style:parent-style-name="Absatz-Standardschriftart" style:family="text">
      <style:text-properties fo:letter-spacing="-0.0034in"/>
    </style:style>
    <style:style style:name="T33" style:parent-style-name="Absatz-Standardschriftart" style:family="text">
      <style:text-properties fo:letter-spacing="-0.002in"/>
    </style:style>
    <style:style style:name="T34" style:parent-style-name="Absatz-Standardschriftart" style:family="text">
      <style:text-properties fo:letter-spacing="0.018in"/>
    </style:style>
    <style:style style:name="P35" style:parent-style-name="Textkörper" style:family="paragraph">
      <style:paragraph-properties fo:line-height="0.1875in" fo:margin-right="0.2208in"/>
    </style:style>
    <style:style style:name="T36" style:parent-style-name="Absatz-Standardschriftart" style:family="text">
      <style:text-properties fo:letter-spacing="-0.0013in"/>
    </style:style>
    <style:style style:name="T37" style:parent-style-name="Absatz-Standardschriftart" style:family="text">
      <style:text-properties fo:letter-spacing="0.0159in"/>
    </style:style>
    <style:style style:name="T38" style:parent-style-name="Absatz-Standardschriftart" style:family="text">
      <style:text-properties fo:letter-spacing="-0.002in"/>
    </style:style>
    <style:style style:name="T39" style:parent-style-name="Absatz-Standardschriftart" style:family="text">
      <style:text-properties fo:letter-spacing="0.0173in"/>
    </style:style>
    <style:style style:name="P40"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41" style:parent-style-name="Textkörper" style:family="paragraph">
      <style:paragraph-properties fo:line-height="0.1875in"/>
    </style:style>
    <style:style style:name="T42" style:parent-style-name="Absatz-Standardschriftart" style:family="text">
      <style:text-properties fo:letter-spacing="-0.002in"/>
    </style:style>
    <style:style style:name="T43" style:parent-style-name="Absatz-Standardschriftart" style:family="text">
      <style:text-properties fo:letter-spacing="-0.0006in"/>
    </style:style>
    <style:style style:name="T44" style:parent-style-name="Absatz-Standardschriftart" style:family="text">
      <style:text-properties fo:letter-spacing="0.0201in"/>
    </style:style>
    <style:style style:name="T45" style:parent-style-name="Absatz-Standardschriftart" style:family="text">
      <style:text-properties fo:letter-spacing="-0.0076in"/>
    </style:style>
    <style:style style:name="T46" style:parent-style-name="Absatz-Standardschriftart" style:family="text">
      <style:text-properties fo:letter-spacing="-0.0097in"/>
    </style:style>
    <style:style style:name="T47" style:parent-style-name="Absatz-Standardschriftart" style:family="text">
      <style:text-properties fo:letter-spacing="-0.0194in"/>
    </style:style>
    <style:style style:name="P48" style:parent-style-name="Textkörper" style:family="paragraph">
      <style:paragraph-properties fo:line-height="0.1875in"/>
    </style:style>
    <style:style style:name="T49" style:parent-style-name="Absatz-Standardschriftart" style:family="text">
      <style:text-properties fo:letter-spacing="-0.0187in"/>
    </style:style>
    <style:style style:name="P50" style:parent-style-name="Standard" style:family="paragraph">
      <style:paragraph-properties fo:margin-top="0.0076in"/>
      <style:text-properties style:font-name="Times New Roman" style:font-name-asian="Times New Roman" style:font-name-complex="Times New Roman" fo:font-size="12pt" style:font-size-asian="12pt" style:font-size-complex="12pt"/>
    </style:style>
    <style:style style:name="T51" style:parent-style-name="Absatz-Standardschriftart" style:family="text">
      <style:text-properties fo:letter-spacing="-0.0006in"/>
    </style:style>
    <style:style style:name="T52" style:parent-style-name="Absatz-Standardschriftart" style:family="text">
      <style:text-properties fo:color="#0000EE" fo:letter-spacing="-0.0006in"/>
    </style:style>
    <style:style style:name="T53" style:parent-style-name="Absatz-Standardschriftart" style:family="text">
      <style:text-properties fo:letter-spacing="-0.0006in"/>
    </style:style>
    <style:style style:name="P54" style:parent-style-name="Textkörper" style:family="paragraph">
      <style:paragraph-properties fo:margin-top="0.2131in" fo:line-height="0.1875in" fo:margin-right="0.2208in"/>
    </style:style>
    <style:style style:name="P55"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56" style:parent-style-name="Textkörper" style:family="paragraph">
      <style:paragraph-properties fo:line-height="0.1875in" fo:margin-right="0.2409in"/>
    </style:style>
    <style:style style:name="T57" style:parent-style-name="Absatz-Standardschriftart" style:family="text">
      <style:text-properties fo:letter-spacing="-0.0104in"/>
    </style:style>
    <style:style style:name="T58" style:parent-style-name="Absatz-Standardschriftart" style:family="text">
      <style:text-properties fo:letter-spacing="-0.0187in"/>
    </style:style>
    <style:style style:name="P59" style:parent-style-name="Textkörper" style:master-page-name="MP1" style:family="paragraph">
      <style:paragraph-properties fo:break-before="page" fo:margin-top="0.0409in" fo:line-height="0.1875in"/>
    </style:style>
    <style:style style:name="T66" style:parent-style-name="Absatz-Standardschriftart" style:family="text">
      <style:text-properties fo:letter-spacing="-0.0104in"/>
    </style:style>
    <style:style style:name="T67" style:parent-style-name="Absatz-Standardschriftart" style:family="text">
      <style:text-properties fo:letter-spacing="-0.0201in"/>
    </style:style>
    <style:style style:name="P68"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69" style:parent-style-name="Textkörper" style:family="paragraph">
      <style:paragraph-properties fo:line-height="0.1875in" fo:margin-right="0.2069in"/>
    </style:style>
    <style:style style:name="T70" style:parent-style-name="Absatz-Standardschriftart" style:family="text">
      <style:text-properties fo:letter-spacing="-0.0013in"/>
    </style:style>
    <style:style style:name="T71" style:parent-style-name="Absatz-Standardschriftart" style:family="text">
      <style:text-properties fo:letter-spacing="0.0138in"/>
    </style:style>
    <style:style style:family="graphic" style:name="a6">
      <style:graphic-properties style:writing-mode="lr-tb" draw:fill="none" draw:stroke="solid" svg:stroke-width="0.02227in" svg:stroke-color="#0000ee" svg:stroke-opacity="100%" draw:stroke-linejoin="round"/>
      <style:paragraph-properties/>
    </style:style>
    <style:style style:family="graphic" style:name="a5">
      <style:graphic-properties style:writing-mode="lr-tb" draw:fill="none" draw:stroke="solid" svg:stroke-width="0.02227in" svg:stroke-color="#0000ee" svg:stroke-opacity="100%" draw:stroke-linejoin="round"/>
      <style:paragraph-properties/>
    </style:style>
  </office:automatic-styles>
  <office:body>
    <office:text text:use-soft-page-breaks="true">
      <text:p text:style-name="P1">This is a resource no. 3 in "German"</text:p>
      <text:p text:style-name="P8"/>
      <text:h text:style-name="Überschrift1" text:outline-level="1"><draw:custom-shape svg:x="1.52361in" svg:y="0.26458in" svg:width="0.40417in" svg:height="0.00139in" draw:z-index="0" draw:id="id5" draw:style-name="a5" draw:name="Freeform 5"><svg:title/><svg:desc/><draw:enhanced-geometry draw:type="non-primitive" svg:viewBox="0 0 369570 1270" draw:enhanced-path="M 0 0 L 3695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570"/><draw:equation draw:name="f7" draw:formula="?f4 / 1270"/><draw:equation draw:name="f8" draw:formula="0 / ?f6"/><draw:equation draw:name="f9" draw:formula="0 / ?f7"/><draw:equation draw:name="f10" draw:formula="369570 / ?f6"/><draw:equation draw:name="f11" draw:formula="1270 / ?f7"/></draw:enhanced-geometry></draw:custom-shape>Section<text:s/><text:span text:style-name="T9">1[</text:span><text:span text:style-name="T10">edit</text:span><text:span text:style-name="T11">]</text:span></text:h>
      <text:p text:style-name="P12">Lorem ipsum dolor sit amet, consectetur adipiscing elit. Proin ultricies laoreet tellus quis lobortis. Morbi ac nibh et nulla posuere laoreet congue sit amet leo. Maecenas tristique<text:s/><text:span text:style-name="T13">efficitur</text:span><text:s/><text:span text:style-name="T14">dolor,</text:span><text:s/>vel fringilla quam auctor a. Mauris porttitor condimentum volutpat. Duis et iaculis lorem, a rhoncus justo. Cras justo purus,<text:span text:style-name="T15"><text:s/></text:span>luctus sed maximus et, molestie non mi. Proin pharetra faucibus leo, eu ultrices est volutpat interdum. Curabitur ultricies felis<text:s/>quis imperdiet<text:s/><text:span text:style-name="T16">efficitur.</text:span><text:s/>Quisque<text:span text:style-name="T17"><text:s/></text:span>vitae fringilla risus.</text:p>
      <text:p text:style-name="P18"/>
      <text:p text:style-name="P19">Duis congue lacus sed lectus viverra porta. Donec blandit massa vitae sollicitudin<text:s/><text:span text:style-name="T20">porttitor.</text:span><text:s/>Nulla pellentesque eros ut lorem pharetra ornare. Etiam ultricies<text:span text:style-name="T21"><text:s/></text:span>vitae elit ut<text:s/><text:span text:style-name="T22">efficitur.</text:span><text:s/>Praesent id<text:s/>odio ac ex convallis mollis. Nullam sodales nibh non sollicitudin aliquet. Ut sagittis iaculis fringilla. Mauris condimentum<text:span text:style-name="T23"><text:s/></text:span>vestibulum eros ac hendrerit. Aliquam non risus<text:s/><text:span text:style-name="T24">consectetur,</text:span><text:s/>malesuada mi eu, dignissim enim. Suspendisse eu mollis lectus.<text:s/><text:span text:style-name="T25">Vivamus</text:span><text:s/>urna est, congue id<text:span text:style-name="T26"><text:s/></text:span>interdum eget, ornare at mauris. Nulla elementum dolor<text:span text:style-name="T27"><text:s/></text:span>sed mattis condimentum. Curabitur ut urna sem. In hac habitasse platea dictumst.</text:p>
      <text:p text:style-name="P28"/>
      <text:p text:style-name="P29"><text:span text:style-name="T30">V</text:span>estibulum feugiat quis sem id pharetra. Nam sollicitudin leo quis orci fermentum, eu pretium tortor ullamcorpe<text:span text:style-name="T31">r</text:span>. Integer e<text:span text:style-name="T32">f</text:span>ficitur suscipit rutrum. Nullam aliquam eleifend volutpat. Proin ac lectus luctus, pretium tortor ut, sagittis<text:s/><text:span text:style-name="T33">tortor.</text:span><text:s/>Quisque pretium aliquam erat, eget lobortis tellus pulvinar eget. Proin elit<text:span text:style-name="T34"><text:s/></text:span>turpis, bibendum eu tellus non, posuere luctus sapien. Interdum et malesuada fames ac ante ipsum primis in faucibus. Integer vulputate mattis commodo.</text:p>
      <text:p text:style-name="P35">Praesent a eros laoreet, aliquet risus ac, suscipit urna. Sed non ligula fermentum, bibendum purus<text:s/><text:span text:style-name="T36">tempor,</text:span><text:s/>malesuada ligula. Nunc maximus ullamcorper mauris<text:span text:style-name="T37"><text:s/></text:span>tempus blandit. Nulla tincidunt massa vel leo dictum placerat. Cras facilisis interdum nisl at<text:s/><text:span text:style-name="T38">auctor.</text:span><text:s/>Aliquam ac leo sapien. Nulla sed consequat justo, fringilla<text:span text:style-name="T39"><text:s/></text:span>tincidunt erat.</text:p>
      <text:p text:style-name="P40"/>
      <text:p text:style-name="P41">Nunc pellentesque nulla quis vulputate faucibus.<text:s/><text:span text:style-name="T42">Vivamus</text:span><text:s/><text:span text:style-name="T43">efficitur</text:span><text:s/>justo ac ipsum tempus, egestas elementum diam lacinia. Nullam pretium felis ut nisi vehicula<text:span text:style-name="T44"><text:s/></text:span>volutpat. Fusce aliquam tortor vitae massa porttito<text:span text:style-name="T45">r</text:span>, sed accumsan metus ullamcorpe<text:span text:style-name="T46">r</text:span>. Duis tincidunt mi id justo molestie ultrices.<text:s/><text:span text:style-name="T47">V</text:span>estibulum eget ligula nisl.</text:p>
      <text:p text:style-name="P48">Ut volutpat arcu mi.<text:s/><text:span text:style-name="T49">V</text:span>estibulum ultricies ac justo in cursus. Nunc vestibulum fringilla orci. Ut consequat dapibus velit, ac venenatis nisl porttitor vitae. Proin eleifend congue viverra. Aenean in egestas felis. Morbi laoreet diam velit. Integer pretium malesuada fermentum.</text:p>
      <text:p text:style-name="P50"/>
      <text:h text:style-name="Überschrift1" text:outline-level="1"><draw:custom-shape svg:x="1.52361in" svg:y="0.26458in" svg:width="0.40417in" svg:height="0.00139in" draw:z-index="0" draw:id="id6" draw:style-name="a6" draw:name="Freeform 3"><svg:title/><svg:desc/><draw:enhanced-geometry draw:type="non-primitive" svg:viewBox="0 0 369570 1270" draw:enhanced-path="M 0 0 L 3695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570"/><draw:equation draw:name="f7" draw:formula="?f4 / 1270"/><draw:equation draw:name="f8" draw:formula="0 / ?f6"/><draw:equation draw:name="f9" draw:formula="0 / ?f7"/><draw:equation draw:name="f10" draw:formula="369570 / ?f6"/><draw:equation draw:name="f11" draw:formula="1270 / ?f7"/></draw:enhanced-geometry></draw:custom-shape>Section<text:s/><text:span text:style-name="T51">2[</text:span><text:span text:style-name="T52">edit</text:span><text:span text:style-name="T53">]</text:span></text:h>
      <text:p text:style-name="P54">Nulla facilisi. Donec vel enim a odio finibus lacinia rutrum quis ex. Aliquam accumsan pharetra orci in convallis. Ut sollicitudin tortor eu elit tempus aliquet. Fusce vitae pulvinar orci, et convallis diam. Integer tincidunt pellentesque porta. Etiam in felis fringilla, pharetra libero non, ultrices metus. Phasellus ultricies, urna at cursus eleifend, ipsum erat ultrices leo, ut volutpat lorem nisl vitae turpis. Suspendisse eget lorem et libero finibus sollicitudin id volutpat eros. Sed fringilla faucibus lectus, ut lobortis nulla pulvinar ut. Pellentesque sed lectus et erat tincidunt ultrices posuere ut massa. Nunc consectetur augue at orci elementum facilisis.</text:p>
      <text:p text:style-name="P55"/>
      <text:p text:style-name="P56">Sed quis sagittis nunc, et vehicula nunc. Praesent tempor nibh at lacus sagittis, at egestas lacus ullamcorpe<text:span text:style-name="T57">r</text:span>.<text:s/><text:span text:style-name="T58">V</text:span>estibulum ante ipsum primis in faucibus orci luctus et ultrices posuere cubilia curae; Etiam lobortis, augue eu consectetur venenatis, metus lacus congue neque, sed vestibulum mi nisl sit amet risus.</text:p>
      <text:soft-page-break/>
      <text:p text:style-name="P59"><text:span text:style-name="T66">V</text:span>ivamus tincidunt ultrices eros, sed dictum risus commodo non. Pellentesque ex velit, suscipit nec vulputate vel, tincidunt vitae quam.<text:s/><text:span text:style-name="T67">V</text:span>estibulum id vulputate enim, vitae facilisis lectus. Quisque lacus turpis, pharetra vel massa quis, blandit gravida orci. In porttitor felis velit, ac consectetur tellus rhoncus quis. Nulla dui nisl, ornare eget blandit quis, convallis vitae dui. In vel nulla quis tellus pellentesque placerat sit amet in ex.</text:p>
      <text:p text:style-name="P68"/>
      <text:p text:style-name="P69">Sed eu velit nunc. Cras condimentum feugiat dui, et tincidunt nibh venenatis sodales. Nullam scelerisque congue ante, vitae lobortis leo porttitor lobortis. Mauris eget dignissim<text:s/><text:span text:style-name="T70">tortor.</text:span><text:s/>Duis turpis neque, blandit in vulputate eu, malesuada a mauris. Sed eu augue ac ligula hendrerit aliquet. Aenean luctus dui a ipsum<text:span text:style-name="T71"><text:s/></text:span>auctor convall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left="0.1527in">
        <style:tab-stops/>
      </style:paragraph-properties>
      <style:text-properties style:font-name="Times New Roman" style:font-name-asian="Times New Roman"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paragraph-properties fo:margin-left="0.1527in">
        <style:tab-stops/>
      </style:paragraph-properties>
      <style:text-properties style:font-name="Times New Roman" style:font-name-asian="Times New Roman"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44in" fo:page-height="8.2777in" style:print-orientation="landscape" fo:margin-top="0.5in" fo:margin-left="0.3194in" fo:margin-bottom="0.5777in" fo:margin-right="0.3055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305in"/>
      </style:footer-style>
    </style:page-layout>
    <style:style style:name="P2" style:parent-style-name="Standard" style:family="paragraph">
      <style:paragraph-properties fo:line-height="5%"/>
    </style:style>
    <style:style style:name="P3" style:parent-style-name="Textkörper" style:family="paragraph">
      <style:paragraph-properties fo:line-height="0.1847in" fo:margin-left="0.0138in">
        <style:tab-stops/>
      </style:paragraph-properties>
    </style:style>
    <style:style style:name="T4" style:parent-style-name="Absatz-Standardschriftart" style:family="text">
      <style:text-properties style:font-name="Liberation Sans" fo:color="#212121"/>
    </style:style>
    <style:style style:name="T5" style:parent-style-name="Absatz-Standardschriftart" style:family="text">
      <style:text-properties style:font-name="Liberation Sans" fo:color="#3F8CD2"/>
    </style:style>
    <style:style style:name="P6" style:parent-style-name="Textkörper" style:family="paragraph">
      <style:paragraph-properties fo:line-height="0.1847in" fo:margin-left="0.0138in">
        <style:tab-stops/>
      </style:paragraph-properties>
    </style:style>
    <style:style style:name="T7" style:parent-style-name="Absatz-Standardschriftart" style:family="text">
      <style:text-properties style:font-name="Liberation Sans" fo:color="#FFC369"/>
    </style:style>
    <style:page-layout style:name="PL1">
      <style:page-layout-properties fo:page-width="11.6944in" fo:page-height="8.2777in" style:print-orientation="landscape" fo:margin-top="0.3333in" fo:margin-left="0.3194in" fo:margin-bottom="0.7083in" fo:margin-right="0.3055in" style:num-format="1" style:writing-mode="lr-tb">
        <style:footnote-sep style:width="0.007in" style:rel-width="33%" style:color="#000000" style:line-style="solid" style:adjustment="left"/>
      </style:page-layout-properties>
    </style:page-layout>
    <style:style style:name="P60" style:parent-style-name="Standard" style:family="paragraph">
      <style:paragraph-properties fo:line-height="5%"/>
    </style:style>
    <style:style style:name="P61" style:parent-style-name="Textkörper" style:family="paragraph">
      <style:paragraph-properties fo:line-height="0.1847in" fo:margin-left="0.0138in">
        <style:tab-stops/>
      </style:paragraph-properties>
    </style:style>
    <style:style style:name="T62" style:parent-style-name="Absatz-Standardschriftart" style:family="text">
      <style:text-properties style:font-name="Liberation Sans" fo:color="#212121"/>
    </style:style>
    <style:style style:name="T63" style:parent-style-name="Absatz-Standardschriftart" style:family="text">
      <style:text-properties style:font-name="Liberation Sans" fo:color="#3F8CD2"/>
    </style:style>
    <style:style style:name="P64" style:parent-style-name="Textkörper" style:family="paragraph">
      <style:paragraph-properties fo:line-height="0.1847in" fo:margin-left="0.0138in">
        <style:tab-stops/>
      </style:paragraph-properties>
    </style:style>
    <style:style style:name="T65" style:parent-style-name="Absatz-Standardschriftart" style:family="text">
      <style:text-properties style:font-name="Liberation Sans" fo:color="#FFC369"/>
    </style:style>
    <style:style style:family="graphic" style:name="a0">
      <style:graphic-properties style:writing-mode="lr-tb" draw:fill="solid" draw:fill-color="#f0f0f0" draw:opacity="100%" draw:stroke="none"/>
      <style:paragraph-properties/>
    </style:style>
    <style:style style:family="graphic" style:name="a7">
      <style:graphic-properties style:writing-mode="lr-tb" draw:fill="solid" draw:fill-color="#f0f0f0" draw:opacity="100%" draw:stroke="none"/>
      <style:paragraph-properties/>
    </style:style>
    <style:style style:family="graphic" style:name="a1">
      <style:graphic-properties style:writing-mode="lr-tb" draw:fill="solid" draw:fill-color="#1e5785" draw:opacity="100%" draw:stroke="none"/>
      <style:paragraph-properties/>
    </style:style>
    <style:style style:family="graphic" style:name="a10" style:parent-style-name="Graphics">
      <style:graphic-properties fo:min-width="0.19514in" fo:min-height="5.13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8">
      <style:graphic-properties style:writing-mode="lr-tb" draw:fill="solid" draw:fill-color="#1e5785" draw:opacity="100%" draw:stroke="none"/>
      <style:paragraph-properties/>
    </style:style>
    <style:style style:family="graphic" style:name="a2">
      <style:graphic-properties style:wrap="run-through" style:run-through="background" style:writing-mode="lr-tb" style:horizontal-rel="page" style:vertical-rel="page" style:horizontal-pos="from-left" style:vertical-pos="from-top"/>
    </style:style>
    <style:style style:family="graphic" style:name="a11" style:parent-style-name="Graphics">
      <style:graphic-properties fo:min-width="0.19514in" fo:min-height="1.012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9">
      <style:graphic-properties style:wrap="run-through" style:run-through="background" style:writing-mode="lr-tb" style:horizontal-rel="page" style:vertical-rel="page" style:horizontal-pos="from-left" style:vertical-pos="from-top"/>
    </style:style>
    <style:style style:family="graphic" style:name="a3" style:parent-style-name="Graphics">
      <style:graphic-properties fo:min-width="0.19514in" fo:min-height="5.13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 style:parent-style-name="Graphics">
      <style:graphic-properties fo:min-width="0.19514in" fo:min-height="1.012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office:automatic-styles>
  <office:master-styles>
    <style:master-page style:name="MP0" style:page-layout-name="PL0">
      <style:footer>
        <text:p text:style-name="P2"><draw:g draw:z-index="503313872" draw:name="Group 3" draw:id="id2" draw:style-name="a2" text:anchor-type="paragraph"><svg:title/><svg:desc/><draw:custom-shape svg:x="0.38889in" svg:y="7.55694in" svg:width="10.91667in" svg:height="0.30347in" draw:z-index="0" draw:id="id0" draw:style-name="a0" draw:name="Freeform 7"><svg:title/><svg:desc/><draw:enhanced-geometry draw:type="non-primitive" svg:viewBox="0 0 15720 437" draw:enhanced-path="M 0 436 L 15720 436 15720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560 - 560"/><draw:equation draw:name="f9" draw:formula="?f8 * ?f5 / 15720"/><draw:equation draw:name="f10" draw:formula="11318 * ?f4 / 437"/><draw:equation draw:name="f11" draw:formula="0 + 16280 - 560"/><draw:equation draw:name="f12" draw:formula="?f11 * ?f5 / 15720"/><draw:equation draw:name="f13" draw:formula="10882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10.19792in" svg:y="7.54653in" svg:width="1.10764in" svg:height="0.30347in" draw:z-index="0" draw:id="id1" draw:style-name="a1" draw:name="Freeform 5"><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685 - 14685"/><draw:equation draw:name="f9" draw:formula="?f8 * ?f5 / 1595"/><draw:equation draw:name="f10" draw:formula="11303 * ?f4 / 437"/><draw:equation draw:name="f11" draw:formula="0 + 16280 - 14685"/><draw:equation draw:name="f12" draw:formula="?f11 * ?f5 / 1595"/><draw:equation draw:name="f13" draw:formula="10867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g><draw:frame draw:z-index="503313896" draw:id="id3" draw:style-name="a3" draw:name="Text Box 2" text:anchor-type="paragraph" svg:x="0.4375in" svg:y="7.60625in" svg:width="5.1375in" svg:height="0.19514in" style:rel-width="scale" style:rel-height="scale"><draw:text-box><text:p text:style-name="P3"><text:span text:style-name="T4">Create PDF in your applications with the Pdfcrowd<text:s/></text:span><text:span text:style-name="T5">HTML to PDF API</text:span></text:p></draw:text-box><svg:title/><svg:desc/></draw:frame><draw:frame draw:z-index="503313920" draw:id="id4" draw:style-name="a4" draw:name="Text Box 1" text:anchor-type="paragraph" svg:x="10.24514in" svg:y="7.60625in" svg:width="1.0125in" svg:height="0.19514in" style:rel-width="scale" style:rel-height="scale"><draw:text-box><text:p text:style-name="P6"><text:span text:style-name="T7">PDFCROWD</text:span></text:p></draw:text-box><svg:title/><svg:desc/></draw:frame></text:p>
      </style:footer>
    </style:master-page>
    <style:master-page style:name="MP1" style:page-layout-name="PL1">
      <style:footer>
        <text:p text:style-name="P60"><draw:g draw:z-index="503313872" draw:name="Group 3" draw:id="id9" draw:style-name="a9" text:anchor-type="paragraph"><svg:title/><svg:desc/><draw:custom-shape svg:x="0.38889in" svg:y="7.55694in" svg:width="10.91667in" svg:height="0.30347in" draw:z-index="0" draw:id="id7" draw:style-name="a7" draw:name="Freeform 7"><svg:title/><svg:desc/><draw:enhanced-geometry draw:type="non-primitive" svg:viewBox="0 0 15720 437" draw:enhanced-path="M 0 436 L 15720 436 15720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560 - 560"/><draw:equation draw:name="f9" draw:formula="?f8 * ?f5 / 15720"/><draw:equation draw:name="f10" draw:formula="11318 * ?f4 / 437"/><draw:equation draw:name="f11" draw:formula="0 + 16280 - 560"/><draw:equation draw:name="f12" draw:formula="?f11 * ?f5 / 15720"/><draw:equation draw:name="f13" draw:formula="10882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10.19792in" svg:y="7.54653in" svg:width="1.10764in" svg:height="0.30347in" draw:z-index="0" draw:id="id8" draw:style-name="a8" draw:name="Freeform 5"><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685 - 14685"/><draw:equation draw:name="f9" draw:formula="?f8 * ?f5 / 1595"/><draw:equation draw:name="f10" draw:formula="11303 * ?f4 / 437"/><draw:equation draw:name="f11" draw:formula="0 + 16280 - 14685"/><draw:equation draw:name="f12" draw:formula="?f11 * ?f5 / 1595"/><draw:equation draw:name="f13" draw:formula="10867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g><draw:frame draw:z-index="503313896" draw:id="id10" draw:style-name="a10" draw:name="Text Box 2" text:anchor-type="paragraph" svg:x="0.4375in" svg:y="7.60625in" svg:width="5.1375in" svg:height="0.19514in" style:rel-width="scale" style:rel-height="scale"><draw:text-box><text:p text:style-name="P61"><text:span text:style-name="T62">Create PDF in your applications with the Pdfcrowd<text:s/></text:span><text:span text:style-name="T63">HTML to PDF API</text:span></text:p></draw:text-box><svg:title/><svg:desc/></draw:frame><draw:frame draw:z-index="503313920" draw:id="id11" draw:style-name="a11" draw:name="Text Box 1" text:anchor-type="paragraph" svg:x="10.24514in" svg:y="7.60625in" svg:width="1.0125in" svg:height="0.19514in" style:rel-width="scale" style:rel-height="scale"><draw:text-box><text:p text:style-name="P64"><text:span text:style-name="T65">PDFCROWD</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nline2PDF.com</meta:initial-creator>
    <dc:creator>Online2PDF.com</dc:creator>
    <meta:creation-date>2021-05-22T14:30:00Z</meta:creation-date>
    <dc:date>2021-05-22T14:30:00Z</dc:date>
    <meta:template xlink:href="Normal.dotm" xlink:type="simple"/>
    <meta:editing-cycles>2</meta:editing-cycles>
    <meta:editing-duration>PT0S</meta:editing-duration>
    <meta:user-defined meta:name="Created" meta:value-type="date">2021-05-22T00:00:00Z</meta:user-defined>
    <meta:user-defined meta:name="LastSaved" meta:value-type="date">2021-05-22T00:00:00Z</meta:user-defined>
    <meta:document-statistic meta:page-count="2" meta:paragraph-count="13" meta:word-count="630" meta:character-count="4350" meta:row-count="42" meta:non-whitespace-character-count="3734"/>
  </office:meta>
</office:document-meta>
</file>